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font-size="22pt" style:font-size-asian="22pt" style:font-size-complex="22pt"/>
    </style:style>
    <style:style style:name="P2" style:family="paragraph" style:parent-style-name="Subtitle">
      <style:text-properties fo:font-style="italic" style:font-style-asian="italic" style:font-style-complex="italic"/>
    </style:style>
    <style:style style:name="P3" style:family="paragraph" style:parent-style-name="Standard">
      <style:text-properties officeooo:rsid="00047e90" officeooo:paragraph-rsid="00047e90"/>
    </style:style>
    <style:style style:name="P4" style:family="paragraph" style:parent-style-name="Standard">
      <style:text-properties style:font-name="Liberation Mono" officeooo:rsid="0002b705" officeooo:paragraph-rsid="0002b705"/>
    </style:style>
    <style:style style:name="P5" style:family="paragraph" style:parent-style-name="Standard">
      <style:text-properties style:font-name="Liberation Mono" officeooo:rsid="00398942" officeooo:paragraph-rsid="00398942"/>
    </style:style>
    <style:style style:name="P6" style:family="paragraph" style:parent-style-name="Standard">
      <style:text-properties style:font-name="Liberation Mono" fo:font-size="10pt" officeooo:rsid="000779c5" officeooo:paragraph-rsid="000779c5" style:font-size-asian="10pt" style:font-size-complex="10pt"/>
    </style:style>
    <style:style style:name="P7" style:family="paragraph" style:parent-style-name="Standard">
      <style:text-properties style:font-name="Liberation Mono" fo:font-size="10pt" officeooo:rsid="000779c5" officeooo:paragraph-rsid="00092d00" style:font-size-asian="10pt" style:font-size-complex="10pt"/>
    </style:style>
    <style:style style:name="P8" style:family="paragraph" style:parent-style-name="Standard">
      <style:text-properties style:font-name="Liberation Mono" fo:font-size="10pt" officeooo:rsid="000779c5" officeooo:paragraph-rsid="000b06a4" style:font-size-asian="10pt" style:font-size-complex="10pt"/>
    </style:style>
    <style:style style:name="P9" style:family="paragraph" style:parent-style-name="Standard">
      <style:text-properties style:font-name="Liberation Mono" fo:font-size="10pt" officeooo:rsid="000779c5" officeooo:paragraph-rsid="000bd85c" style:font-size-asian="10pt" style:font-size-complex="10pt"/>
    </style:style>
    <style:style style:name="P10" style:family="paragraph" style:parent-style-name="Standard">
      <style:text-properties style:font-name="Liberation Mono" fo:font-size="10pt" officeooo:rsid="000779c5" officeooo:paragraph-rsid="000e7319" style:font-size-asian="10pt" style:font-size-complex="10pt"/>
    </style:style>
    <style:style style:name="P11" style:family="paragraph" style:parent-style-name="Standard">
      <style:text-properties style:font-name="Liberation Mono" fo:font-size="10pt" officeooo:rsid="001355dc" officeooo:paragraph-rsid="001355dc" style:font-size-asian="10pt" style:font-size-complex="10pt"/>
    </style:style>
    <style:style style:name="P12" style:family="paragraph" style:parent-style-name="Standard">
      <style:text-properties style:font-name="Liberation Mono" fo:font-size="10pt" officeooo:rsid="0013a286" officeooo:paragraph-rsid="0013a286" style:font-size-asian="10pt" style:font-size-complex="10pt"/>
    </style:style>
    <style:style style:name="P13" style:family="paragraph" style:parent-style-name="Standard">
      <style:text-properties style:font-name="Liberation Mono" fo:font-size="10pt" officeooo:rsid="001545a9" officeooo:paragraph-rsid="001545a9" style:font-size-asian="10pt" style:font-size-complex="10pt"/>
    </style:style>
    <style:style style:name="P14" style:family="paragraph" style:parent-style-name="Standard">
      <style:text-properties style:font-name="Liberation Mono" fo:font-size="10pt" officeooo:rsid="00159a6e" officeooo:paragraph-rsid="00159a6e" style:font-size-asian="10pt" style:font-size-complex="10pt"/>
    </style:style>
    <style:style style:name="P15" style:family="paragraph" style:parent-style-name="Standard">
      <style:text-properties style:font-name="Liberation Mono" fo:font-size="10pt" officeooo:rsid="0017e837" officeooo:paragraph-rsid="0017e837" style:font-size-asian="10pt" style:font-size-complex="10pt"/>
    </style:style>
    <style:style style:name="P16" style:family="paragraph" style:parent-style-name="Standard">
      <style:text-properties style:font-name="Liberation Mono" fo:font-size="10pt" officeooo:rsid="0016a69b" officeooo:paragraph-rsid="0016a69b" style:font-size-asian="10pt" style:font-size-complex="10pt"/>
    </style:style>
    <style:style style:name="P17" style:family="paragraph" style:parent-style-name="Standard">
      <style:text-properties style:font-name="Liberation Mono" fo:font-size="10pt" officeooo:rsid="0016a69b" officeooo:paragraph-rsid="0019b76a" style:font-size-asian="10pt" style:font-size-complex="10pt"/>
    </style:style>
    <style:style style:name="P18" style:family="paragraph" style:parent-style-name="Standard">
      <style:text-properties style:font-name="Liberation Mono" fo:font-size="10pt" officeooo:rsid="001af70c" officeooo:paragraph-rsid="001af70c" style:font-size-asian="10pt" style:font-size-complex="10pt"/>
    </style:style>
    <style:style style:name="P19" style:family="paragraph" style:parent-style-name="Standard">
      <style:text-properties style:font-name="Liberation Mono" fo:font-size="10pt" officeooo:rsid="001bb9aa" officeooo:paragraph-rsid="001bb9aa" style:font-size-asian="10pt" style:font-size-complex="10pt"/>
    </style:style>
    <style:style style:name="P20" style:family="paragraph" style:parent-style-name="Standard">
      <style:text-properties style:font-name="Liberation Mono" fo:font-size="10pt" officeooo:rsid="001d79cb" officeooo:paragraph-rsid="001d79cb" style:font-size-asian="10pt" style:font-size-complex="10pt"/>
    </style:style>
    <style:style style:name="P21" style:family="paragraph" style:parent-style-name="Standard">
      <style:text-properties style:font-name="Liberation Mono" fo:font-size="10pt" officeooo:rsid="001d9d83" officeooo:paragraph-rsid="001d9d83" style:font-size-asian="10pt" style:font-size-complex="10pt"/>
    </style:style>
    <style:style style:name="P22" style:family="paragraph" style:parent-style-name="Standard">
      <style:text-properties style:font-name="Liberation Mono" fo:font-size="10pt" officeooo:rsid="00204bfe" officeooo:paragraph-rsid="00204bfe" style:font-size-asian="10pt" style:font-size-complex="10pt"/>
    </style:style>
    <style:style style:name="P23" style:family="paragraph" style:parent-style-name="Standard">
      <style:text-properties style:font-name="Liberation Mono" fo:font-size="10pt" officeooo:rsid="0020e427" officeooo:paragraph-rsid="0020e427" style:font-size-asian="10pt" style:font-size-complex="10pt"/>
    </style:style>
    <style:style style:name="P24" style:family="paragraph" style:parent-style-name="Standard">
      <style:text-properties style:font-name="Liberation Mono" fo:font-size="10pt" officeooo:rsid="0020e427" officeooo:paragraph-rsid="00243ff0" style:font-size-asian="10pt" style:font-size-complex="10pt"/>
    </style:style>
    <style:style style:name="P25" style:family="paragraph" style:parent-style-name="Standard">
      <style:text-properties style:font-name="Liberation Mono" fo:font-size="10pt" officeooo:rsid="0020e427" officeooo:paragraph-rsid="0026cf32" style:font-size-asian="10pt" style:font-size-complex="10pt"/>
    </style:style>
    <style:style style:name="P26" style:family="paragraph" style:parent-style-name="Standard">
      <style:text-properties style:font-name="Liberation Mono" fo:font-size="10pt" officeooo:rsid="0022711e" officeooo:paragraph-rsid="0022711e" style:font-size-asian="10pt" style:font-size-complex="10pt"/>
    </style:style>
    <style:style style:name="P27" style:family="paragraph" style:parent-style-name="Standard">
      <style:text-properties style:font-name="Liberation Mono" fo:font-size="10pt" officeooo:rsid="00243ff0" officeooo:paragraph-rsid="00243ff0" style:font-size-asian="10pt" style:font-size-complex="10pt"/>
    </style:style>
    <style:style style:name="P28" style:family="paragraph" style:parent-style-name="Standard">
      <style:text-properties style:font-name="Liberation Mono" fo:font-size="10pt" officeooo:rsid="002905ea" officeooo:paragraph-rsid="002905ea" style:font-size-asian="10pt" style:font-size-complex="10pt"/>
    </style:style>
    <style:style style:name="P29" style:family="paragraph" style:parent-style-name="Standard">
      <style:text-properties style:font-name="Liberation Mono" fo:font-size="10pt" officeooo:rsid="002905ea" officeooo:paragraph-rsid="002a6668" style:font-size-asian="10pt" style:font-size-complex="10pt"/>
    </style:style>
    <style:style style:name="P30" style:family="paragraph" style:parent-style-name="Standard">
      <style:text-properties style:font-name="Liberation Mono" fo:font-size="10pt" officeooo:rsid="00299dda" officeooo:paragraph-rsid="00299dda" style:font-size-asian="10pt" style:font-size-complex="10pt"/>
    </style:style>
    <style:style style:name="P31" style:family="paragraph" style:parent-style-name="Standard">
      <style:text-properties style:font-name="Liberation Mono" fo:font-size="10pt" officeooo:rsid="002c006e" officeooo:paragraph-rsid="002c006e" style:font-size-asian="10pt" style:font-size-complex="10pt"/>
    </style:style>
    <style:style style:name="P32" style:family="paragraph" style:parent-style-name="Standard">
      <style:text-properties style:font-name="Liberation Mono" fo:font-size="10pt" officeooo:rsid="002e7675" officeooo:paragraph-rsid="002e7675" style:font-size-asian="10pt" style:font-size-complex="10pt"/>
    </style:style>
    <style:style style:name="P33" style:family="paragraph" style:parent-style-name="Standard">
      <style:text-properties style:font-name="Liberation Mono" fo:font-size="10pt" officeooo:rsid="003057b3" officeooo:paragraph-rsid="003057b3" style:font-size-asian="10pt" style:font-size-complex="10pt"/>
    </style:style>
    <style:style style:name="P34" style:family="paragraph" style:parent-style-name="Standard">
      <style:text-properties style:font-name="Liberation Mono" fo:font-size="10pt" officeooo:rsid="003057b3" officeooo:paragraph-rsid="0033243d" style:font-size-asian="10pt" style:font-size-complex="10pt"/>
    </style:style>
    <style:style style:name="P35" style:family="paragraph" style:parent-style-name="Standard">
      <style:text-properties style:font-name="Liberation Mono" fo:font-size="10pt" officeooo:rsid="003057b3" officeooo:paragraph-rsid="00344868" style:font-size-asian="10pt" style:font-size-complex="10pt"/>
    </style:style>
    <style:style style:name="P36" style:family="paragraph" style:parent-style-name="Standard">
      <style:text-properties style:font-name="Liberation Mono" fo:font-size="10pt" officeooo:rsid="0034ae3a" officeooo:paragraph-rsid="0034ae3a" style:font-size-asian="10pt" style:font-size-complex="10pt"/>
    </style:style>
    <style:style style:name="P37" style:family="paragraph" style:parent-style-name="Standard">
      <style:text-properties style:font-name="Liberation Mono" fo:font-size="10pt" officeooo:rsid="0035a441" officeooo:paragraph-rsid="0035a441" style:font-size-asian="10pt" style:font-size-complex="10pt"/>
    </style:style>
    <style:style style:name="P38" style:family="paragraph" style:parent-style-name="Standard">
      <style:text-properties style:font-name="Liberation Mono" fo:font-size="10pt" officeooo:rsid="00377e22" officeooo:paragraph-rsid="00377e22" style:font-size-asian="10pt" style:font-size-complex="10pt"/>
    </style:style>
    <style:style style:name="P39" style:family="paragraph" style:parent-style-name="Standard">
      <style:text-properties style:font-name="Liberation Mono" fo:font-size="10pt" officeooo:rsid="0037c1c4" officeooo:paragraph-rsid="0037c1c4" style:font-size-asian="10pt" style:font-size-complex="10pt"/>
    </style:style>
    <style:style style:name="P40" style:family="paragraph" style:parent-style-name="Standard">
      <style:text-properties style:font-name="Liberation Mono" fo:font-size="10pt" officeooo:rsid="003a6ab8" officeooo:paragraph-rsid="003a6ab8" style:font-size-asian="10pt" style:font-size-complex="10pt"/>
    </style:style>
    <style:style style:name="P41" style:family="paragraph" style:parent-style-name="Standard">
      <style:text-properties style:font-name="Liberation Mono" fo:font-size="10pt" officeooo:rsid="003a6ab8" officeooo:paragraph-rsid="0054b174" style:font-size-asian="10pt" style:font-size-complex="10pt"/>
    </style:style>
    <style:style style:name="P42" style:family="paragraph" style:parent-style-name="Standard">
      <style:text-properties style:font-name="Liberation Mono" fo:font-size="10pt" officeooo:rsid="003ba2ee" officeooo:paragraph-rsid="003ba2ee" style:font-size-asian="10pt" style:font-size-complex="10pt"/>
    </style:style>
    <style:style style:name="P43" style:family="paragraph" style:parent-style-name="Standard">
      <style:text-properties style:font-name="Liberation Mono" fo:font-size="10pt" officeooo:rsid="00428ac6" officeooo:paragraph-rsid="00428ac6" style:font-size-asian="10pt" style:font-size-complex="10pt"/>
    </style:style>
    <style:style style:name="P44" style:family="paragraph" style:parent-style-name="Standard">
      <style:text-properties style:font-name="Liberation Mono" fo:font-size="10pt" officeooo:rsid="00428ac6" officeooo:paragraph-rsid="0045796d" style:font-size-asian="10pt" style:font-size-complex="10pt"/>
    </style:style>
    <style:style style:name="P45" style:family="paragraph" style:parent-style-name="Standard">
      <style:text-properties style:font-name="Liberation Mono" fo:font-size="10pt" officeooo:rsid="004dd3f4" officeooo:paragraph-rsid="004dd3f4" style:font-size-asian="10pt" style:font-size-complex="10pt"/>
    </style:style>
    <style:style style:name="P46" style:family="paragraph" style:parent-style-name="Standard">
      <style:text-properties style:font-name="Liberation Mono" fo:font-size="10pt" officeooo:rsid="004f5e0e" officeooo:paragraph-rsid="004f5e0e" style:font-size-asian="10pt" style:font-size-complex="10pt"/>
    </style:style>
    <style:style style:name="P47" style:family="paragraph" style:parent-style-name="Standard">
      <style:text-properties style:font-name="Liberation Mono" fo:font-size="10pt" officeooo:rsid="004f5e0e" officeooo:paragraph-rsid="0051393c" style:font-size-asian="10pt" style:font-size-complex="10pt"/>
    </style:style>
    <style:style style:name="P48" style:family="paragraph" style:parent-style-name="Standard">
      <style:paragraph-properties style:line-height-at-least="0.402cm"/>
      <style:text-properties style:font-name="Liberation Mono" fo:font-size="10pt" officeooo:rsid="004f5e0e" style:font-size-asian="10pt" style:font-size-complex="10pt"/>
    </style:style>
    <style:style style:name="P49" style:family="paragraph" style:parent-style-name="Standard">
      <style:paragraph-properties style:line-height-at-least="0.402cm"/>
      <style:text-properties style:font-name="Liberation Mono" fo:font-size="10pt" officeooo:rsid="004f5e0e" officeooo:paragraph-rsid="0051393c" style:font-size-asian="10pt" style:font-size-complex="10pt"/>
    </style:style>
    <style:style style:name="P50" style:family="paragraph" style:parent-style-name="Standard">
      <style:text-properties style:font-name="Liberation Mono" fo:font-size="10pt" officeooo:rsid="00508e58" officeooo:paragraph-rsid="00508e58" style:font-size-asian="10pt" style:font-size-complex="10pt"/>
    </style:style>
    <style:style style:name="P51" style:family="paragraph" style:parent-style-name="Standard">
      <style:text-properties style:font-name="Liberation Mono" fo:font-size="10pt" officeooo:rsid="0051393c" officeooo:paragraph-rsid="0051393c" style:font-size-asian="10pt" style:font-size-complex="10pt"/>
    </style:style>
    <style:style style:name="P52" style:family="paragraph" style:parent-style-name="Standard">
      <style:paragraph-properties style:line-height-at-least="0.402cm"/>
      <style:text-properties style:font-name="Liberation Mono" fo:font-size="10pt" officeooo:rsid="0051393c" officeooo:paragraph-rsid="0051393c" style:font-size-asian="10pt" style:font-size-complex="10pt"/>
    </style:style>
    <style:style style:name="P53" style:family="paragraph" style:parent-style-name="Standard">
      <style:text-properties style:font-name="Liberation Mono" fo:font-size="10pt" officeooo:rsid="0054ed2c" officeooo:paragraph-rsid="0054ed2c" style:font-size-asian="10pt" style:font-size-complex="10pt"/>
    </style:style>
    <style:style style:name="P54" style:family="paragraph" style:parent-style-name="Standard">
      <style:text-properties style:font-name="Liberation Mono" fo:font-size="10pt" officeooo:rsid="0057886c" officeooo:paragraph-rsid="0057886c" style:font-size-asian="10pt" style:font-size-complex="10pt"/>
    </style:style>
    <style:style style:name="P55" style:family="paragraph" style:parent-style-name="Standard">
      <style:text-properties officeooo:rsid="004f5e0e" officeooo:paragraph-rsid="0051393c"/>
    </style:style>
    <style:style style:name="P56" style:family="paragraph" style:parent-style-name="Standard">
      <style:text-properties officeooo:rsid="004f5e0e" officeooo:paragraph-rsid="004f5e0e"/>
    </style:style>
    <style:style style:name="P57" style:family="paragraph" style:parent-style-name="Standard">
      <style:paragraph-properties style:line-height-at-least="0.402cm"/>
      <style:text-properties officeooo:rsid="0051393c" officeooo:paragraph-rsid="0051393c"/>
    </style:style>
    <style:style style:name="P58" style:family="paragraph" style:parent-style-name="Standard">
      <style:text-properties officeooo:rsid="0051393c" officeooo:paragraph-rsid="0051393c"/>
    </style:style>
    <style:style style:name="P59" style:family="paragraph" style:parent-style-name="Standard">
      <style:text-properties officeooo:rsid="004fd3b8" officeooo:paragraph-rsid="004fd3b8"/>
    </style:style>
    <style:style style:name="P60" style:family="paragraph" style:parent-style-name="Standard">
      <style:text-properties officeooo:rsid="004dd3f4" officeooo:paragraph-rsid="004dd3f4"/>
    </style:style>
    <style:style style:name="P61" style:family="paragraph" style:parent-style-name="Standard">
      <style:text-properties officeooo:rsid="004e6dbd" officeooo:paragraph-rsid="004e6dbd"/>
    </style:style>
    <style:style style:name="P62" style:family="paragraph" style:parent-style-name="Standard">
      <style:text-properties officeooo:rsid="004b16b9" officeooo:paragraph-rsid="004b16b9"/>
    </style:style>
    <style:style style:name="P63" style:family="paragraph" style:parent-style-name="Standard">
      <style:text-properties officeooo:rsid="00428ac6" officeooo:paragraph-rsid="00428ac6"/>
    </style:style>
    <style:style style:name="P64" style:family="paragraph" style:parent-style-name="Standard">
      <style:text-properties officeooo:rsid="0048e9c0" officeooo:paragraph-rsid="0048e9c0"/>
    </style:style>
    <style:style style:name="P65" style:family="paragraph" style:parent-style-name="Standard">
      <style:text-properties officeooo:rsid="004a5948" officeooo:paragraph-rsid="004a5948"/>
    </style:style>
    <style:style style:name="P66" style:family="paragraph" style:parent-style-name="Standard">
      <style:text-properties officeooo:rsid="0045796d" officeooo:paragraph-rsid="0045796d"/>
    </style:style>
    <style:style style:name="P67" style:family="paragraph" style:parent-style-name="Standard">
      <style:text-properties officeooo:rsid="0040d93a" officeooo:paragraph-rsid="0040d93a"/>
    </style:style>
    <style:style style:name="P68" style:family="paragraph" style:parent-style-name="Standard">
      <style:text-properties officeooo:rsid="00407f8e" officeooo:paragraph-rsid="00407f8e"/>
    </style:style>
    <style:style style:name="P69" style:family="paragraph" style:parent-style-name="Standard">
      <style:text-properties officeooo:rsid="003ba2ee" officeooo:paragraph-rsid="003ba2ee"/>
    </style:style>
    <style:style style:name="P70" style:family="paragraph" style:parent-style-name="Standard">
      <style:text-properties officeooo:rsid="003a6ab8" officeooo:paragraph-rsid="0054b174"/>
    </style:style>
    <style:style style:name="P71" style:family="paragraph" style:parent-style-name="Standard">
      <style:text-properties officeooo:rsid="00399e88" officeooo:paragraph-rsid="00399e88"/>
    </style:style>
    <style:style style:name="P72" style:family="paragraph" style:parent-style-name="Standard">
      <style:text-properties officeooo:rsid="00398942" officeooo:paragraph-rsid="00398942"/>
    </style:style>
    <style:style style:name="P73" style:family="paragraph" style:parent-style-name="Standard">
      <style:text-properties officeooo:rsid="0037c1c4" officeooo:paragraph-rsid="0037c1c4"/>
    </style:style>
    <style:style style:name="P74" style:family="paragraph" style:parent-style-name="Standard">
      <style:text-properties officeooo:rsid="00377e22" officeooo:paragraph-rsid="00377e22"/>
    </style:style>
    <style:style style:name="P75" style:family="paragraph" style:parent-style-name="Standard">
      <style:text-properties officeooo:rsid="0035a441" officeooo:paragraph-rsid="0035a441"/>
    </style:style>
    <style:style style:name="P76" style:family="paragraph" style:parent-style-name="Standard">
      <style:text-properties officeooo:rsid="0034ae3a" officeooo:paragraph-rsid="0034ae3a"/>
    </style:style>
    <style:style style:name="P77" style:family="paragraph" style:parent-style-name="Standard">
      <style:text-properties officeooo:rsid="003057b3" officeooo:paragraph-rsid="00344868"/>
    </style:style>
    <style:style style:name="P78" style:family="paragraph" style:parent-style-name="Standard">
      <style:text-properties officeooo:rsid="003057b3" officeooo:paragraph-rsid="0033243d"/>
    </style:style>
    <style:style style:name="P79" style:family="paragraph" style:parent-style-name="Standard">
      <style:text-properties officeooo:rsid="003057b3" officeooo:paragraph-rsid="003057b3"/>
    </style:style>
    <style:style style:name="P80" style:family="paragraph" style:parent-style-name="Standard">
      <style:text-properties officeooo:rsid="00344868" officeooo:paragraph-rsid="00344868"/>
    </style:style>
    <style:style style:name="P81" style:family="paragraph" style:parent-style-name="Standard">
      <style:text-properties officeooo:rsid="002e7675" officeooo:paragraph-rsid="002e7675"/>
    </style:style>
    <style:style style:name="P82" style:family="paragraph" style:parent-style-name="Standard">
      <style:text-properties officeooo:rsid="002d5ee7" officeooo:paragraph-rsid="002d5ee7"/>
    </style:style>
    <style:style style:name="P83" style:family="paragraph" style:parent-style-name="Standard">
      <style:text-properties officeooo:rsid="002c006e" officeooo:paragraph-rsid="002c006e"/>
    </style:style>
    <style:style style:name="P84" style:family="paragraph" style:parent-style-name="Standard">
      <style:text-properties officeooo:rsid="002905ea" officeooo:paragraph-rsid="002905ea"/>
    </style:style>
    <style:style style:name="P85" style:family="paragraph" style:parent-style-name="Standard">
      <style:text-properties officeooo:rsid="002a6668" officeooo:paragraph-rsid="002a6668"/>
    </style:style>
    <style:style style:name="P86" style:family="paragraph" style:parent-style-name="Standard">
      <style:text-properties officeooo:rsid="00299dda" officeooo:paragraph-rsid="00299dda"/>
    </style:style>
    <style:style style:name="P87" style:family="paragraph" style:parent-style-name="Standard">
      <style:text-properties officeooo:rsid="002744c4" officeooo:paragraph-rsid="002744c4"/>
    </style:style>
    <style:style style:name="P88" style:family="paragraph" style:parent-style-name="Standard">
      <style:text-properties officeooo:rsid="0026cf32" officeooo:paragraph-rsid="0026cf32"/>
    </style:style>
    <style:style style:name="P89" style:family="paragraph" style:parent-style-name="Standard">
      <style:text-properties officeooo:rsid="0020e427" officeooo:paragraph-rsid="0026cf32"/>
    </style:style>
    <style:style style:name="P90" style:family="paragraph" style:parent-style-name="Standard">
      <style:text-properties officeooo:rsid="0020e427" officeooo:paragraph-rsid="00243ff0"/>
    </style:style>
    <style:style style:name="P91" style:family="paragraph" style:parent-style-name="Standard">
      <style:text-properties officeooo:rsid="0020e427" officeooo:paragraph-rsid="0020e427"/>
    </style:style>
    <style:style style:name="P92" style:family="paragraph" style:parent-style-name="Standard">
      <style:text-properties officeooo:rsid="002517cf" officeooo:paragraph-rsid="002517cf"/>
    </style:style>
    <style:style style:name="P93" style:family="paragraph" style:parent-style-name="Standard">
      <style:text-properties officeooo:rsid="00243ff0" officeooo:paragraph-rsid="00243ff0"/>
    </style:style>
    <style:style style:name="P94" style:family="paragraph" style:parent-style-name="Standard">
      <style:text-properties officeooo:rsid="0022711e" officeooo:paragraph-rsid="0022711e"/>
    </style:style>
    <style:style style:name="P95" style:family="paragraph" style:parent-style-name="Standard">
      <style:text-properties officeooo:rsid="00204bfe" officeooo:paragraph-rsid="00204bfe"/>
    </style:style>
    <style:style style:name="P96" style:family="paragraph" style:parent-style-name="Standard">
      <style:text-properties officeooo:rsid="001f0a55" officeooo:paragraph-rsid="001f0a55"/>
    </style:style>
    <style:style style:name="P97" style:family="paragraph" style:parent-style-name="Standard">
      <style:text-properties officeooo:rsid="001db02c" officeooo:paragraph-rsid="001db02c"/>
    </style:style>
    <style:style style:name="P98" style:family="paragraph" style:parent-style-name="Standard">
      <style:text-properties officeooo:rsid="001d79cb" officeooo:paragraph-rsid="001d79cb"/>
    </style:style>
    <style:style style:name="P99" style:family="paragraph" style:parent-style-name="Standard">
      <style:text-properties officeooo:rsid="001d9d83" officeooo:paragraph-rsid="001d9d83"/>
    </style:style>
    <style:style style:name="P100" style:family="paragraph" style:parent-style-name="Standard">
      <style:text-properties officeooo:rsid="001bb9aa" officeooo:paragraph-rsid="001bb9aa"/>
    </style:style>
    <style:style style:name="P101" style:family="paragraph" style:parent-style-name="Standard">
      <style:text-properties officeooo:rsid="00194de1" officeooo:paragraph-rsid="00194de1"/>
    </style:style>
    <style:style style:name="P102" style:family="paragraph" style:parent-style-name="Standard">
      <style:text-properties officeooo:rsid="0016a69b" officeooo:paragraph-rsid="0016a69b"/>
    </style:style>
    <style:style style:name="P103" style:family="paragraph" style:parent-style-name="Standard">
      <style:text-properties officeooo:rsid="00128bfd" officeooo:paragraph-rsid="0013a286"/>
    </style:style>
    <style:style style:name="P104" style:family="paragraph" style:parent-style-name="Standard">
      <style:text-properties officeooo:rsid="00128bfd" officeooo:paragraph-rsid="00128bfd"/>
    </style:style>
    <style:style style:name="P105" style:family="paragraph" style:parent-style-name="Standard">
      <style:text-properties officeooo:rsid="00111b7c" officeooo:paragraph-rsid="00111b7c"/>
    </style:style>
    <style:style style:name="P106" style:family="paragraph" style:parent-style-name="Standard">
      <style:text-properties officeooo:rsid="000f5716" officeooo:paragraph-rsid="000f5716"/>
    </style:style>
    <style:style style:name="P107" style:family="paragraph" style:parent-style-name="Standard">
      <style:text-properties officeooo:rsid="000f8995" officeooo:paragraph-rsid="000f8995"/>
    </style:style>
    <style:style style:name="P108" style:family="paragraph" style:parent-style-name="Standard">
      <style:text-properties officeooo:rsid="000d5680" officeooo:paragraph-rsid="000d5680"/>
    </style:style>
    <style:style style:name="P109" style:family="paragraph" style:parent-style-name="Standard">
      <style:text-properties officeooo:rsid="0006c88d" officeooo:paragraph-rsid="0006c88d"/>
    </style:style>
    <style:style style:name="P110" style:family="paragraph" style:parent-style-name="Standard">
      <style:text-properties officeooo:rsid="0002b705" officeooo:paragraph-rsid="0002b705"/>
    </style:style>
    <style:style style:name="P111" style:family="paragraph" style:parent-style-name="Standard">
      <style:text-properties fo:font-weight="bold" officeooo:rsid="0002b705" officeooo:paragraph-rsid="0002b705" style:font-weight-asian="bold" style:font-weight-complex="bold"/>
    </style:style>
    <style:style style:name="P112" style:family="paragraph" style:parent-style-name="Standard">
      <style:text-properties officeooo:rsid="0054ed2c" officeooo:paragraph-rsid="0054ed2c"/>
    </style:style>
    <style:style style:name="P113" style:family="paragraph" style:parent-style-name="Standard">
      <style:text-properties officeooo:rsid="00567fed" officeooo:paragraph-rsid="00567fed"/>
    </style:style>
    <style:style style:name="P114" style:family="paragraph" style:parent-style-name="Standard">
      <style:text-properties officeooo:rsid="00567fed" officeooo:paragraph-rsid="005a11bf"/>
    </style:style>
    <style:style style:name="P115" style:family="paragraph" style:parent-style-name="Standard">
      <style:text-properties officeooo:rsid="0057886c" officeooo:paragraph-rsid="0057886c"/>
    </style:style>
    <style:style style:name="P116" style:family="paragraph" style:parent-style-name="Standard">
      <style:text-properties officeooo:rsid="00583b94" officeooo:paragraph-rsid="00583b94"/>
    </style:style>
    <style:style style:name="P117" style:family="paragraph" style:parent-style-name="Standard">
      <style:text-properties officeooo:rsid="0059e870" officeooo:paragraph-rsid="0059e870"/>
    </style:style>
    <style:style style:name="P118" style:family="paragraph" style:parent-style-name="Standard">
      <style:text-properties officeooo:rsid="005e55ba" officeooo:paragraph-rsid="005e55ba"/>
    </style:style>
    <style:style style:name="P119" style:family="paragraph" style:parent-style-name="Standard" style:list-style-name="L1">
      <style:text-properties officeooo:rsid="00047e90" officeooo:paragraph-rsid="00047e90"/>
    </style:style>
    <style:style style:name="T1" style:family="text">
      <style:text-properties officeooo:rsid="00062e8e"/>
    </style:style>
    <style:style style:name="T2" style:family="text">
      <style:text-properties officeooo:rsid="00092d00"/>
    </style:style>
    <style:style style:name="T3" style:family="text">
      <style:text-properties officeooo:rsid="000b06a4"/>
    </style:style>
    <style:style style:name="T4" style:family="text">
      <style:text-properties officeooo:rsid="000bd85c"/>
    </style:style>
    <style:style style:name="T5" style:family="text">
      <style:text-properties officeooo:rsid="000e7319"/>
    </style:style>
    <style:style style:name="T6" style:family="text">
      <style:text-properties officeooo:rsid="000f5716"/>
    </style:style>
    <style:style style:name="T7" style:family="text">
      <style:text-properties officeooo:rsid="000f8995"/>
    </style:style>
    <style:style style:name="T8" style:family="text">
      <style:text-properties officeooo:rsid="0013a286"/>
    </style:style>
    <style:style style:name="T9" style:family="text">
      <style:text-properties officeooo:rsid="0016c530"/>
    </style:style>
    <style:style style:name="T10" style:family="text">
      <style:text-properties officeooo:rsid="0019b76a"/>
    </style:style>
    <style:style style:name="T11" style:family="text">
      <style:text-properties officeooo:rsid="001bb9aa"/>
    </style:style>
    <style:style style:name="T12" style:family="text">
      <style:text-properties officeooo:rsid="001dc7af"/>
    </style:style>
    <style:style style:name="T13" style:family="text">
      <style:text-properties officeooo:rsid="001fa643"/>
    </style:style>
    <style:style style:name="T14" style:family="text">
      <style:text-properties officeooo:rsid="00226b65"/>
    </style:style>
    <style:style style:name="T15" style:family="text">
      <style:text-properties officeooo:rsid="00243ff0"/>
    </style:style>
    <style:style style:name="T16" style:family="text">
      <style:text-properties officeooo:rsid="0026cf32"/>
    </style:style>
    <style:style style:name="T17" style:family="text">
      <style:text-properties officeooo:rsid="0026ed31"/>
    </style:style>
    <style:style style:name="T18" style:family="text">
      <style:text-properties officeooo:rsid="002a6668"/>
    </style:style>
    <style:style style:name="T19" style:family="text">
      <style:text-properties officeooo:rsid="002e7675"/>
    </style:style>
    <style:style style:name="T20" style:family="text">
      <style:text-properties officeooo:rsid="002f3964"/>
    </style:style>
    <style:style style:name="T21" style:family="text">
      <style:text-properties officeooo:rsid="00314d9e"/>
    </style:style>
    <style:style style:name="T22" style:family="text">
      <style:text-properties officeooo:rsid="0033243d"/>
    </style:style>
    <style:style style:name="T23" style:family="text">
      <style:text-properties officeooo:rsid="00344868"/>
    </style:style>
    <style:style style:name="T24" style:family="text">
      <style:text-properties officeooo:rsid="003a6ab8"/>
    </style:style>
    <style:style style:name="T25" style:family="text">
      <style:text-properties officeooo:rsid="003b7518"/>
    </style:style>
    <style:style style:name="T26" style:family="text">
      <style:text-properties officeooo:rsid="003d6fa0"/>
    </style:style>
    <style:style style:name="T27" style:family="text">
      <style:text-properties officeooo:rsid="003e36a3"/>
    </style:style>
    <style:style style:name="T28" style:family="text">
      <style:text-properties officeooo:rsid="00401864"/>
    </style:style>
    <style:style style:name="T29" style:family="text">
      <style:text-properties officeooo:rsid="0040d34b"/>
    </style:style>
    <style:style style:name="T30" style:family="text">
      <style:text-properties officeooo:rsid="00428ac6"/>
    </style:style>
    <style:style style:name="T31" style:family="text">
      <style:text-properties officeooo:rsid="0043bcc2"/>
    </style:style>
    <style:style style:name="T32" style:family="text">
      <style:text-properties officeooo:rsid="0045796d"/>
    </style:style>
    <style:style style:name="T33" style:family="text">
      <style:text-properties officeooo:rsid="0049f4a4"/>
    </style:style>
    <style:style style:name="T34" style:family="text">
      <style:text-properties officeooo:rsid="004a5948"/>
    </style:style>
    <style:style style:name="T35" style:family="text">
      <style:text-properties officeooo:rsid="004dd3f4"/>
    </style:style>
    <style:style style:name="T36" style:family="text">
      <style:text-properties officeooo:rsid="004e6dbd"/>
    </style:style>
    <style:style style:name="T37" style:family="text">
      <style:text-properties officeooo:rsid="00508e58"/>
    </style:style>
    <style:style style:name="T38" style:family="text">
      <style:text-properties officeooo:rsid="0050d408"/>
    </style:style>
    <style:style style:name="T39" style:family="text">
      <style:text-properties officeooo:rsid="0051393c"/>
    </style:style>
    <style:style style:name="T40" style:family="text">
      <style:text-properties officeooo:rsid="00539d59"/>
    </style:style>
    <style:style style:name="T41" style:family="text">
      <style:text-properties officeooo:rsid="0035a441"/>
    </style:style>
    <style:style style:name="T42" style:family="text">
      <style:text-properties officeooo:rsid="0054b174"/>
    </style:style>
    <style:style style:name="T43" style:family="text">
      <style:text-properties style:font-name="Liberation Mono" fo:font-size="10pt" style:font-size-asian="10pt" style:font-size-complex="10pt"/>
    </style:style>
    <style:style style:name="T44" style:family="text">
      <style:text-properties style:font-name="Liberation Mono" fo:font-size="10pt" officeooo:rsid="003d6fa0" style:font-size-asian="10pt" style:font-size-complex="10pt"/>
    </style:style>
    <style:style style:name="T45" style:family="text">
      <style:text-properties officeooo:rsid="005aa56f"/>
    </style:style>
    <style:style style:name="T46" style:family="text">
      <style:text-properties officeooo:rsid="005c747b"/>
    </style:style>
    <style:style style:name="T47" style:family="text">
      <style:text-properties officeooo:rsid="005e55b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L <text:span text:style-name="T35">STANDARD TEMPLATE LIBRARY </text:span></text:p>
      <text:p text:style-name="P2"><text:span text:style-name="T35">by</text:span> CAMUSO</text:p>
      <text:p text:style-name="P110"/>
      <text:p text:style-name="P111">VECTOR</text:p>
      <text:p text:style-name="P110"/>
      <text:p text:style-name="P4">#include &lt;vector&gt;</text:p>
      <text:p text:style-name="P110"/>
      <text:p text:style-name="P3">Nel caso si intenda produrre un vector di tipo classe utente occorre fornire:</text:p>
      <text:list text:style-name="L1">
        <text:list-item>
          <text:p text:style-name="P119">Costruttore di default</text:p>
        </text:list-item>
        <text:list-item>
          <text:p text:style-name="P119">Costruttore di copia <text:span text:style-name="T1">e </text:span>move <text:span text:style-name="T1">per “move semantics”</text:span></text:p>
        </text:list-item>
        <text:list-item>
          <text:p text:style-name="P119">Fare l’override dell’operatore di assegnamento =</text:p>
        </text:list-item>
        <text:list-item>
          <text:p text:style-name="P119">Fare l’override dell’operatore di uguaglianza ==</text:p>
        </text:list-item>
        <text:list-item>
          <text:p text:style-name="P119">Se si desidera implementare sort <text:span text:style-name="T11">occorre f</text:span>are l’override degli operatori &lt; e &gt;</text:p>
        </text:list-item>
        <text:list-item>
          <text:p text:style-name="P119">Distruttore</text:p>
        </text:list-item>
      </text:list>
      <text:p text:style-name="P3"/>
      <text:p text:style-name="P109">NB Il <text:s/>compilatore fornisce dei metodi override di default che a volte possono essere inadeguati alle operazioni sulle ns classi, es il compilatore non sempre capisce cosa comparare durante una uguaglianza.</text:p>
      <text:p text:style-name="P109"/>
      <text:p text:style-name="P108">Inizializzazione:</text:p>
      <text:p text:style-name="P6"><text:span text:style-name="T2">v</text:span>ector&lt;miaClasse&gt; mioVect (<text:span text:style-name="T6">5</text:span>);<text:tab/>// richiede costruttore di default (per <text:tab/><text:tab/><text:tab/><text:tab/><text:tab/><text:tab/><text:tab/>sapere come creare 5 oggetti miaClasse)</text:p>
      <text:p text:style-name="P6"><text:span text:style-name="T2">v</text:span>ector&lt;miaClasse&gt; mioVect ;<text:tab/><text:tab/>//non richiede costruttore di default</text:p>
      <text:p text:style-name="P7"><text:span text:style-name="T2">v</text:span>ector&lt;miaClasse&gt; mioVect (<text:span text:style-name="T6">5</text:span><text:span text:style-name="T2">,ogg2</text:span>);<text:tab/>//<text:span text:style-name="T2">inizializza tutti </text:span><text:span text:style-name="T6">i 5</text:span><text:span text:style-name="T2"> elementi del vector col secondo argomento che naturalmente sarà dello stesso tipo del primo,</text:span><text:span text:style-name="T3">(necessita copy constructor)</text:span></text:p>
      <text:p text:style-name="P8"><text:span text:style-name="T3">v</text:span>ector&lt;miaClasse&gt; mioVect <text:span text:style-name="T3">{</text:span><text:span text:style-name="T2">ogg1,</text:span><text:span text:style-name="T3">ogg2,ogg3}</text:span>; <text:tab/>//<text:span text:style-name="T3">con liste di inizializzazione</text:span></text:p>
      <text:p text:style-name="P9"><text:span text:style-name="T3">v</text:span>ector&lt;miaClasse&gt; mioVect <text:span text:style-name="T4">= </text:span><text:span text:style-name="T3">{</text:span><text:span text:style-name="T2">ogg1,</text:span><text:span text:style-name="T3">ogg2,ogg3}</text:span>; //<text:span text:style-name="T3">con liste di inizializzazione <text:tab/><text:tab/><text:tab/><text:tab/><text:tab/><text:tab/><text:tab/><text:tab/></text:span><text:span text:style-name="T4">variante con =</text:span></text:p>
      <text:p text:style-name="P9"/>
      <text:p text:style-name="P10"><text:span text:style-name="T3">v</text:span>ector&lt;miaClasse&gt; mioVect<text:span text:style-name="T5">2</text:span> <text:span text:style-name="T5">(mioVect)</text:span>; //<text:span text:style-name="T5">richiedono costruttore di copia</text:span></text:p>
      <text:p text:style-name="P10"><text:span text:style-name="T3">v</text:span>ector&lt;miaClasse&gt; mioVect<text:span text:style-name="T5">3 = mioVect</text:span>; //<text:span text:style-name="T5">richiedono costruttore di copia</text:span></text:p>
      <text:p text:style-name="P107"/>
      <text:p text:style-name="P107">Funzionamento</text:p>
      <text:p text:style-name="P107">Il compilatore alloca lo spazio tramite il valore size se passato come argomento al costruttore,poi se questo finisce <text:s/>copia tutti i valori in un nuovo vector con capacità raddoppiata.</text:p>
      <text:p text:style-name="P106">Prestazioni</text:p>
      <text:p text:style-name="P106">Aggiungere elementi volta per volta ad un vector vuoto porta a raddoppiare l’allocazione (più la copia degli elementi)e l’eventuale inizializzazione degli elementi ogni 2 (2,4,8,16,32,64,128 etc), d’altro canto potremmo inizializzare il vector direttamente a 128 ma questo comunque porta all’inizializzazione di 128 oggetti che magari non saranno utilizzati tutti;per ovviare a questi problemi pot<text:span text:style-name="T8">re</text:span>mmo allocare la capacity del vector <text:span text:style-name="T8">(tramite reserve()) </text:span>a 128 <text:span text:style-name="T7">tenendo comunque bassa la size</text:span> senza pagare l’overhead dell’inizializzazione ; <text:span text:style-name="T7">praticamente allochiamo solo memoria vuota senza inizializzarla.</text:span></text:p>
      <text:p text:style-name="P105">NB Inoltre si presenta un problema gravissimo se abbiamo dei puntatori a degli elementi del vector, se questo viene riallocato i puntatori diventeranno tutti invalidi.</text:p>
      <text:p text:style-name="P104">TIP</text:p>
      <text:p text:style-name="P103">Se si usano puntatori a<text:span text:style-name="T8">gli</text:span> elementi di un vector occorre preallocare prima <text:span text:style-name="T8">la capacity </text:span>tramite <text:span text:style-name="T8">reserve()</text:span> <text:span text:style-name="T8">al</text:span>la size massima <text:span text:style-name="T8">che presumiamo usare </text:span>e assicurarsi che non sia mai superata, <text:span text:style-name="T8">io comunque eviterei l’uso dei puntatori sui vector</text:span></text:p>
      <text:p text:style-name="P11">vettore.size()<text:tab/><text:tab/>//ritorna la size</text:p>
      <text:p text:style-name="P11">vettore.capacity()<text:tab/>//ritorna capacity</text:p>
      <text:p text:style-name="P12"><text:soft-page-break/>vettore.reserve()<text:tab/><text:tab/>//imposta la capacity</text:p>
      <text:p text:style-name="P13">vettore.max_size()<text:tab/>//ritorna la size massima che si può assegnare a un vector</text:p>
      <text:p text:style-name="P14">vettore.empty()<text:tab/><text:tab/>//ritorna true se vector vuoto</text:p>
      <text:p text:style-name="P14">vettore[34]<text:tab/><text:tab/><text:tab/>//accesso in lettura a elemento tramite subscript</text:p>
      <text:p text:style-name="P14">vettore[34]=12<text:tab/><text:tab/>//accesso in scrittura a elemento tramite subscript</text:p>
      <text:p text:style-name="P15">vettore.at(8)<text:tab/><text:tab/><text:tab/><text:tab/>//restituisce elemento a posizione 8 (nona)</text:p>
      <text:p text:style-name="P16">vettore.push_back(elemento)<text:tab/><text:tab/>//aggiunge elemento in coda</text:p>
      <text:p text:style-name="P16">vettore.back()<text:tab/><text:tab/><text:tab/><text:tab/>//<text:span text:style-name="T10">accesso r/w</text:span> ultimo elemento</text:p>
      <text:p text:style-name="P17">vettore.front()<text:tab/><text:tab/><text:tab/><text:tab/>//<text:span text:style-name="T10">accesso r/w </text:span>primo elemento</text:p>
      <text:p text:style-name="P18">tipo *pVec = vec.data()<text:tab/><text:tab/>//il metodo data restituisce indirizzo del primo <text:tab/><text:tab/><text:tab/> <text:s text:c="2"/>elemento del vector, utile per inizializzare un puntatore </text:p>
      <text:p text:style-name="P102"/>
      <text:p text:style-name="P102">NB non esiste controllo sui limiti , quindi tentare di accedere ad un elemento oltre la size determina crash, <text:span text:style-name="T9">e lanciare un front() o un back() su vector non inizializzato porta undefined behaviour.</text:span></text:p>
      <text:p text:style-name="P102"/>
      <text:p text:style-name="P101">TIP</text:p>
      <text:p text:style-name="P101">Per evitare stranezze sugli accessi meglio racchiuderli in un blocco try/catch e catchare l’errore <text:s/>catch (std::out_of_range errore)</text:p>
      <text:p text:style-name="P101"/>
      <text:p text:style-name="P100">ITERATORI</text:p>
      <text:p text:style-name="P100"/>
      <text:p text:style-name="P19">#include &lt;iterator&gt;</text:p>
      <text:p text:style-name="P97">Oggetti template per scorrere gli elementi dei container.</text:p>
      <text:p text:style-name="P98">Come per i puntatori si può riferirsi al valore a cui puntano tramite * es:</text:p>
      <text:p text:style-name="P20">int value = *it1;</text:p>
      <text:p text:style-name="P99">Ma anche a classi e struct tramite l’operatore → es:</text:p>
      <text:p text:style-name="P21">it2→height = 5;</text:p>
      <text:p text:style-name="P98">I metodi begin() e end() ritornano l’indirizzo <text:s/>dell’inizio e della fine <text:span text:style-name="T12">(+1)</text:span> del container.</text:p>
      <text:p text:style-name="P97">Come per i puntatori ++ e – puntano agli elementi contigui.</text:p>
      <text:p text:style-name="P97"/>
      <text:p text:style-name="P96">NB non tutti i tipi di iterator permettono lettura e scrittura o incrementi/decrementi , dipende dal tipo d container. <text:span text:style-name="T13">Quando il container è vuoto begin è uguale a end.</text:span><text:span text:style-name="T40">(FARE CHECK)</text:span></text:p>
      <text:p text:style-name="P95"/>
      <text:p text:style-name="P95">TIP</text:p>
      <text:p text:style-name="P95">Per dichiarare il tipo di iteratori complessi o lunghi <text:s/>è opportuno utilizzare auto es:</text:p>
      <text:p text:style-name="P22">vector&lt;int&gt;::iterator iter1 = vec1.begin();<text:tab/>//modo tradizionale</text:p>
      <text:p text:style-name="P22">auto iter2 = vec1.begin();<text:tab/><text:tab/><text:tab/>//modo con auto</text:p>
      <text:p text:style-name="P91"/>
      <text:p text:style-name="P91"><text:span text:style-name="T14">P</text:span>er scorrere i container: usare la formula da begin() a !=end() es:</text:p>
      <text:p text:style-name="P23">for(auto it1 = vec1.begin<text:span text:style-name="T15">()</text:span> ; it1 != vec1.end(); <text:span text:style-name="T14">it1++</text:span>)<text:span text:style-name="T15">{...}</text:span></text:p>
      <text:p text:style-name="P91"/>
      <text:p text:style-name="P94">o meglio con for (range) es:</text:p>
      <text:p text:style-name="P26">for(auto it2 : vec2){…<text:span text:style-name="T15">}</text:span></text:p>
      <text:p text:style-name="P94"/>
      <text:p text:style-name="P93">Constant iterators</text:p>
      <text:p text:style-name="P93"/>
      <text:p text:style-name="P93">Iteratori costanti nel senso che non permettono la modifica degli elementi del container a cui puntano,per evitare la sintassi esplicita nella dichiarazione <text:s/>:</text:p>
      <text:p text:style-name="P27">vector&lt;int&gt;::const_operator it3;</text:p>
      <text:p text:style-name="P93">è preferibile usare auto, inoltre i metodi sono cbegin() e cend() <text:span text:style-name="T16">(C PREFIX)</text:span>:</text:p>
      <text:p text:style-name="P93"/>
      <text:p text:style-name="P24">for(auto it<text:span text:style-name="T15">4</text:span> = vec1.<text:span text:style-name="T15">c</text:span>begin<text:span text:style-name="T15">()</text:span> ; it1 != vec1.<text:span text:style-name="T15">c</text:span>end(); <text:span text:style-name="T14">it1++){…</text:span><text:span text:style-name="T15">}</text:span></text:p>
      <text:p text:style-name="P90"/>
      <text:p text:style-name="P92"/>
      <text:p text:style-name="P92"/>
      <text:p text:style-name="P92"><text:soft-page-break/>Iterator reverse</text:p>
      <text:p text:style-name="P92"/>
      <text:p text:style-name="P92">Utili per evitare di usare formule critiche e insicure/indefinite tipo .begin() - 1 o end() -1, meglio usare i reverse iterator <text:span text:style-name="T17">(</text:span><text:span text:style-name="T16">R PREFIX</text:span><text:span text:style-name="T17">)</text:span>, <text:span text:style-name="T16">es:</text:span></text:p>
      <text:p text:style-name="P25">for(auto it1 = vec1.<text:span text:style-name="T16">r</text:span>begin<text:span text:style-name="T15">()</text:span> ; it1 != vec1.<text:span text:style-name="T16">r</text:span>end(); <text:span text:style-name="T14">it1++){…</text:span><text:span text:style-name="T15">} </text:span></text:p>
      <text:p text:style-name="P89"/>
      <text:p text:style-name="P88">NB it alla fine viene incrementato, non decrementato</text:p>
      <text:p text:style-name="P87">TIP E’ più efficiente usare il ++it (preincremento) : è più efficiente</text:p>
      <text:p text:style-name="P87"/>
      <text:p text:style-name="P84">Inizializzazione/copia vector tramite iterator :</text:p>
      <text:p text:style-name="P28"><text:span text:style-name="T42">auto</text:span> vec2 (vec1.begin(),vec1.end())<text:tab/>//copia vec1 in vec2</text:p>
      <text:p text:style-name="P28"/>
      <text:p text:style-name="P86">Incapsulamento di iterator:</text:p>
      <text:p text:style-name="P86">Essendo molto simili ai puntatori , in quanto sono una classe che ne estende la semantica e l’aritmetica, è possibili creare iterator partendo dall’identificatore di un array tradizionale, essendo anch’esso un puntatore al primo elemento,es:</text:p>
      <text:p text:style-name="P30">int arr[3]={1,2,3};</text:p>
      <text:p text:style-name="P30">std::begin(arr)<text:tab/><text:tab/>//iteratore al primo elemento</text:p>
      <text:p text:style-name="P30">std::end(arr)<text:tab/><text:tab/>//iteratore all’ultimo <text:s/>elemento dell’array tradizionale</text:p>
      <text:p text:style-name="P86"/>
      <text:p text:style-name="P85">Assign</text:p>
      <text:p text:style-name="P85"/>
      <text:p text:style-name="P85">Metodo per impostare gli elementi di un vector, i vecchi elementi verranno tutti cancellati.</text:p>
      <text:p text:style-name="P29">Vec<text:span text:style-name="T18">3.assign</text:span> (vec1.begin(),vec1.end())<text:tab/>//<text:span text:style-name="T18">assegna/ripristina</text:span> vec1 <text:span text:style-name="T18">a/con</text:span> vec2 <text:span text:style-name="T18"><text:s/></text:span></text:p>
      <text:p text:style-name="P31"><text:tab/><text:tab/><text:tab/><text:tab/><text:tab/><text:tab/><text:tab/>Variante per fill con valore unico</text:p>
      <text:p text:style-name="P31">vec4.assign(vec4.size, valore)<text:tab/><text:tab/>//riempie/fill tutto il vec4 con <text:tab/><text:tab/><text:tab/><text:tab/><text:tab/><text:tab/><text:tab/><text:tab/>valore</text:p>
      <text:p text:style-name="P83"/>
      <text:p text:style-name="P82">Assegnazione</text:p>
      <text:p text:style-name="P82"/>
      <text:p text:style-name="P82">E’ possibile assegnare con = <text:s/>o tramite lista di inizializzazione dei valori a un vector anche dopo una precedente inizializzazione <text:span text:style-name="T19">es:</text:span></text:p>
      <text:p text:style-name="P32">vec5 = vec4;</text:p>
      <text:p text:style-name="P81"/>
      <text:p text:style-name="P81">Swap</text:p>
      <text:p text:style-name="P81"/>
      <text:p text:style-name="P81">Si possono scambiare gli elementi tra due <text:span text:style-name="T20">vector</text:span> tramite swap() o il metodo swap su un vector :</text:p>
      <text:p text:style-name="P32">swap(vec1, vec2);<text:tab/><text:tab/><text:tab/>//swap esterno</text:p>
      <text:p text:style-name="P32">vec2.swap(vec1);<text:tab/><text:tab/><text:tab/>//swap interno</text:p>
      <text:p text:style-name="P81"/>
      <text:p text:style-name="P79">Inserimento</text:p>
      <text:p text:style-name="P79"/>
      <text:p text:style-name="P79">Per inserire elementi in un vector si usa il metodo insert(it_da_dove, nuovo_elemento) ,<text:span text:style-name="T21">l’elemento verrà inserito prima del punto di inserimento </text:span>es:</text:p>
      <text:p text:style-name="P33">vec1.insert(vec1.begin(), “<text:span text:style-name="T22">EL</text:span>”);<text:tab/>//aggiunge <text:span text:style-name="T22">EL</text:span> all’inizio di vec1</text:p>
      <text:p text:style-name="P34">vec1.insert(vec1.begin(), 8, “<text:span text:style-name="T22">EL</text:span>”);<text:tab/>//aggiunge 8 <text:span text:style-name="T22">EL partendo </text:span>all’inizio di vec1</text:p>
      <text:p text:style-name="P78"/>
      <text:p text:style-name="P80">NB insert ritorna un puntatore/iteratore all’elemento o al primo degli elementi inseriti, es:</text:p>
      <text:p text:style-name="P35"><text:span text:style-name="T23">auto it6 </text:span>vec1.insert(vec1.begin()<text:span text:style-name="T23">+1</text:span>, “<text:span text:style-name="T22">EL</text:span>”);<text:tab/>//aggiunge <text:span text:style-name="T22">EL</text:span> al <text:span text:style-name="T23">secondo posto di </text:span><text:s/><text:tab/><text:tab/><text:tab/>vec1 <text:span text:style-name="T23">e ritorna iteratore che punta a EL (indice 1 del vector)</text:span></text:p>
      <text:p text:style-name="P77"/>
      <text:p text:style-name="P76"/>
      <text:p text:style-name="P76"/>
      <text:p text:style-name="P76"/>
      <text:p text:style-name="P76"/>
      <text:p text:style-name="P76"><text:soft-page-break/>Cancellazione</text:p>
      <text:p text:style-name="P76"/>
      <text:p text:style-name="P76">Per rimuovere elementi da un vector si usa erase(), che eliminerà gli elementi a partire dalla posizione indicata (primo argomento) fino al termine indicato (secondo argomento), e che restituirà un puntatore all’elemento che segue l’ultimo eliminato, es:</text:p>
      <text:p text:style-name="P75">2 argomenti</text:p>
      <text:p text:style-name="P36">auto it7 vec1.erase(vec1.begin()+3, vec1.begin()+6); //rimuove 3 elementi <text:tab/><text:tab/><text:tab/><text:tab/><text:tab/><text:tab/><text:tab/><text:tab/>partendo dal quarto<text:span text:style-name="T42">(</text:span><text:span text:style-name="T41">1</text:span><text:span text:style-name="T42">°</text:span><text:span text:style-name="T41"> argomento</text:span><text:span text:style-name="T42">)</text:span></text:p>
      <text:p text:style-name="P37">vec3.erase(vec3.begin());<text:tab/><text:tab/><text:tab/><text:tab/><text:tab/>//elimina solo il primo</text:p>
      <text:p text:style-name="P75"/>
      <text:p text:style-name="P74">C++ 11</text:p>
      <text:p text:style-name="P74"/>
      <text:p text:style-name="P38">emplace()<text:tab/><text:tab/><text:tab/>//metodo più efficiente alternativo di insert()</text:p>
      <text:p text:style-name="P38">emplace_back()<text:tab/><text:tab/>//metdo più efficiente alternativo a push_back()</text:p>
      <text:p text:style-name="P74"/>
      <text:p text:style-name="P73">Clear</text:p>
      <text:p text:style-name="P73"/>
      <text:p text:style-name="P73">clear() azzera tutti gli elementi es:</text:p>
      <text:p text:style-name="P39">vec1.clear();<text:tab/>//elimina tutti gli elementi (restore)</text:p>
      <text:p text:style-name="P39"/>
      <text:p text:style-name="P72">ALGORITMI</text:p>
      <text:p text:style-name="P72"/>
      <text:p text:style-name="P5">#include &lt;algorithm&gt;</text:p>
      <text:p text:style-name="P72"/>
      <text:p text:style-name="P71">Algoritmi utili e comuni per la manipolazione e ricerca sui container.</text:p>
      <text:p text:style-name="P71">FIND</text:p>
      <text:p text:style-name="P71">Algoritmo di ricerca : ha come argomenti <text:s/>un iteratore all’inizio e uno alla fine del range di ricerca e poi come terzo argomento l’elemento da matchare,ritorna iteratore all’elemento trovato <text:span text:style-name="T24">o </text:span><text:span text:style-name="T26">un iteratore che punta al limite di ricerca</text:span><text:span text:style-name="T24"> se non lo avrà trovato, es :</text:span></text:p>
      <text:p text:style-name="P70"><text:span text:style-name="T43">auto found = vec1.find(vec1.begin(),vec1.end()-</text:span><text:span text:style-name="T44">5</text:span><text:span text:style-name="T43">, “match”);</text:span><text:tab/></text:p>
      <text:p text:style-name="P41">//cerca match <text:span text:style-name="T27">fino al 5°ultimo </text:span><text:span text:style-name="T28">elemento di vec1</text:span></text:p>
      <text:p text:style-name="P40">if(found != vec1.end()-<text:span text:style-name="T26">5</text:span>)<text:tab/><text:tab/><text:tab/><text:tab/><text:tab/>// <text:span text:style-name="T25">check se trovato</text:span></text:p>
      <text:p text:style-name="P42">vec1.erase(found);<text:tab/><text:tab/><text:tab/><text:tab/><text:tab/><text:tab/>//cancella elemento trovato</text:p>
      <text:p text:style-name="P69"/>
      <text:p text:style-name="P68">NB <text:tab/>okkio che l’argomento di fine ricerca è non inclusivo : l’elemento puntato non viene esaminato.<text:span text:style-name="T29">Inoltre si ricorda che per <text:s/>i tipi utente (es classi) va fatto l’overload dell’operatore di uguaglianza ==.</text:span></text:p>
      <text:p text:style-name="P68"/>
      <text:p text:style-name="P67">FIND_IF</text:p>
      <text:p text:style-name="P67"/>
      <text:p text:style-name="P67">Algoritmo di ricerca condizionale, ha 3 argomenti , i primi due sono come già visto in altre occasioni due iteratori che indicano i limiti della ricerca, il terzo è un riferimento ad una funzione definita da noi che ritornerà true o false in caso di successo nella ricerca, possibile usare anche una lambda, <text:span text:style-name="T30">es:</text:span></text:p>
      <text:p text:style-name="P43">bool func_filtro(int elemento){return elemento &gt; 50};<text:tab/>//true se maggiore di 50</text:p>
      <text:p text:style-name="P43">auto trovata = find_if(vec1.begin(), vec1.end(), func_filtro);//cerca su tutto vec1</text:p>
      <text:p text:style-name="P63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VER<text:span text:style-name="T34">S</text:span>IONE LAMBDA</text:p>
      <text:p text:style-name="P66"/>
      <text:p text:style-name="P44">auto trovata = find_if(vec1.begin(), vec1.end(), <text:span text:style-name="T32">[](int elemento){return elemento &gt; 50;}</text:span>);</text:p>
      <text:p text:style-name="P44"/>
      <text:p text:style-name="P65">Closure della lambda</text:p>
      <text:p text:style-name="P65"/>
      <text:p text:style-name="P64">Operatore [] delle lambda, può contenere un modificatore di accesso al contesto <text:span text:style-name="T33">immediatamente superiore </text:span>in cui la lambda è presente,<text:span text:style-name="T33">cioè al blocco {} che contiene la sua definizione</text:span>:</text:p>
      <text:p text:style-name="P64">[=]<text:tab/>permette alla lambda solo di leggere tutte le variabili presenti nel contesto superiore {}</text:p>
      <text:p text:style-name="P64">[&amp;]<text:tab/>permette alla lambda di leggere e scrivere tutte le variabili presenti nel contesto superiore {}</text:p>
      <text:p text:style-name="P63"/>
      <text:p text:style-name="P63">NB in automatico verrà passato alla funzione un riferimento all’elemento corrente dell’intervallo di ricerca, <text:span text:style-name="T31">inoltre la ricerca terminerà alla prima occorrenza o se il secondo iteratore raggiungerà il limite di ricerca.</text:span></text:p>
      <text:p text:style-name="P63"/>
      <text:p text:style-name="P62">EXTRA</text:p>
      <text:p text:style-name="P62"/>
      <text:p text:style-name="P62">C’è anche la possibilità di usa<text:span text:style-name="T35">r</text:span>e un functor <text:span text:style-name="T35">(funtore)</text:span> , cioè una classe che fa l’override dell’operatore () di funzione </text:p>
      <text:p text:style-name="P62"/>
      <text:p text:style-name="P61">Find if not (variante negativa di find)</text:p>
      <text:p text:style-name="P45">find_if_not(vec.begin(), vec.end, [](arg){return arg &lt; 0}); // <text:span text:style-name="T36">ritorna tutti gli elementi che non sono minori di 0</text:span></text:p>
      <text:p text:style-name="P60"/>
      <text:p text:style-name="P56">Search_n (ricerca tot valori consecutivi uguali)</text:p>
      <text:p text:style-name="P56"/>
      <text:p text:style-name="P56">Metodo per cercare sequenze di valori uguali consecutivi,in caso di successo ritorna un iteratore al primo di questi elementi.</text:p>
      <text:p text:style-name="P50">String bits = “01011101101”;<text:tab/><text:tab/><text:tab/><text:tab/>//stringa normale </text:p>
      <text:p text:style-name="P46">search_n(<text:span text:style-name="T37">bits</text:span>.begin(), <text:span text:style-name="T37">bits</text:span>.end(), 3,”match”);<text:tab/>//ritorna se esiste puntatore al primo elemento di una serie consecutiva di 3 elementi tutti equivalenti alla stringa match <text:span text:style-name="T38">(ritorna iteratore che punta al quarto elemento)</text:span></text:p>
      <text:p text:style-name="P56"/>
      <text:p text:style-name="P59">NB E’ possibile ottenere degli iteratori anche su semplici stringhe (non vector <text:span text:style-name="T37">di stringhe</text:span>)</text:p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CHRONO </text:p>
      <text:p text:style-name="P58"/>
      <text:p text:style-name="P58">Libreria standard per calcolare con precisione il timelapse per esempio delle nostre funzioni.</text:p>
      <text:p text:style-name="P58"/>
      <text:p text:style-name="P51">#include &lt;chrono&gt;<text:tab/><text:tab/>//file di inclusione</text:p>
      <text:p text:style-name="P51"/>
      <text:p text:style-name="P47">auto inizio = std::chrono::high_resolution_clock::now();<text:tab/>//<text:span text:style-name="T39">prendo il tempo <text:tab/><text:tab/><text:tab/><text:tab/><text:tab/><text:tab/><text:tab/><text:tab/><text:tab/><text:tab/>iniziale</text:span></text:p>
      <text:p text:style-name="P48"/>
      <text:p text:style-name="P49">auto fine = std::chrono::high_resolution_clock::now();<text:tab/>//<text:span text:style-name="T39">prendo il tempo <text:tab/><text:tab/><text:tab/><text:tab/><text:tab/><text:tab/><text:tab/><text:tab/><text:tab/><text:tab/>finale</text:span></text:p>
      <text:p text:style-name="P49"/>
      <text:p text:style-name="P57">Calcolo la differenza in microsecondi e secondi tramite il casting</text:p>
      <text:p text:style-name="P52"/>
      <text:p text:style-name="P48">auto intervalloMsec = std::chrono::duration_cast&lt;std::chrono::microseconds&gt;(fine - inizio);</text:p>
      <text:p text:style-name="P48">auto intervalloSec = std::chrono::duration_cast&lt;std::chrono::seconds&gt;(fine – inizio);</text:p>
      <text:p text:style-name="P48"/>
      <text:p text:style-name="P57">Stampo il risultato tramite il metodo count() che restituisce un int (stampabile)</text:p>
      <text:p text:style-name="P57"/>
      <text:p text:style-name="P48">std::cout &lt;&lt; "Millisecondi trascorsi : " &lt;&lt; intervalloMsec.count() &lt;&lt; std::endl;</text:p>
      <text:p text:style-name="P48">std::cout &lt;&lt; "Secondi trascorsi : " &lt;&lt; intervalloSec.count() &lt;&lt; std::endl;</text:p>
      <text:p text:style-name="P55"/>
      <text:p text:style-name="P112">SET</text:p>
      <text:p text:style-name="P112"/>
      <text:p text:style-name="P53">#include &lt;set&gt;</text:p>
      <text:p text:style-name="P53"/>
      <text:p text:style-name="P53">set&lt;string&gt; fusione;</text:p>
      <text:p text:style-name="P112"/>
      <text:p text:style-name="P117">Set contenitore di valori unici sempre ordinati <text:span text:style-name="T45">tramite </text:span><text:span text:style-name="T46">criterio stabilito</text:span><text:span text:style-name="T45"> al momento della definizione, </text:span><text:span text:style-name="T47">tramite puntatore a funzione oppure una lambda o funtore</text:span>.</text:p>
      <text:p text:style-name="P118">Se non specificato l’operatore &lt; minore è scelto di default , richiede overload per classi utente.</text:p>
      <text:p text:style-name="P113">A differenza del vector che alloca memoria contigua (tipo array), il set gestisce i nodi tramite i puntatori,questo gli permette una grande velocità in inserimento e cancellazione dei nodi, inoltre garantisce l’ordinamento dopo ogni modifica tramite un criterio definibile dall’utente.</text:p>
      <text:p text:style-name="P116">Il set è un container di valori unici , il tentativo di inserire un duplicato non avrà alcun effetto.</text:p>
      <text:p text:style-name="P116"/>
      <text:p text:style-name="P113"/>
      <text:p text:style-name="P115">Insert</text:p>
      <text:p text:style-name="P115"/>
      <text:p text:style-name="P115">Metodo per inserire richiede solo il dato:</text:p>
      <text:p text:style-name="P54">fusione.insert(stringa);</text:p>
      <text:p text:style-name="P54"/>
      <text:p text:style-name="P54"/>
      <text:p text:style-name="P114">Multiset</text:p>
      <text:p text:style-name="P114"/>
      <text:p text:style-name="P114">Variante di set che permette valori duplicat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02:05:02.549000000</meta:creation-date>
    <dc:date>2023-07-05T21:19:29.521000000</dc:date>
    <meta:editing-duration>PT6H57M19S</meta:editing-duration>
    <meta:editing-cycles>96</meta:editing-cycles>
    <meta:generator>LibreOffice/7.5.4.2$Windows_X86_64 LibreOffice_project/36ccfdc35048b057fd9854c757a8b67ec53977b6</meta:generator>
    <meta:document-statistic meta:table-count="0" meta:image-count="0" meta:object-count="0" meta:page-count="6" meta:paragraph-count="159" meta:word-count="1678" meta:character-count="11943" meta:non-whitespace-character-count="10292"/>
  </office:meta>
</office:document-meta>
</file>